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10ec" officeooo:paragraph-rsid="001910ec"/>
    </style:style>
    <style:style style:name="P2" style:family="paragraph" style:parent-style-name="Standard">
      <style:text-properties fo:font-size="14pt" fo:font-weight="bold" officeooo:rsid="001910ec" officeooo:paragraph-rsid="001910e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1910ec" officeooo:paragraph-rsid="001910e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961ae" officeooo:paragraph-rsid="001961ae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a3be7" officeooo:paragraph-rsid="001a3be7" style:font-size-asian="10.5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de:</text:span></text:p>
      <text:p text:style-name="P1">mov R0,#40</text:p>
      <text:p text:style-name="P1">mov R1,#42</text:p>
      <text:p text:style-name="P1">mov A,@R1</text:p>
      <text:p text:style-name="P1">mov F0,A</text:p>
      <text:p text:style-name="P1">mov A,@R0</text:p>
      <text:p text:style-name="P1">mul AB</text:p>
      <text:p text:style-name="P1">mov R0,#52</text:p>
      <text:p text:style-name="P1">mov @R0,A</text:p>
      <text:p text:style-name="P1">mov R3,F0</text:p>
      <text:p text:style-name="P1">mov R0,#41</text:p>
      <text:p text:style-name="P1">mov R1,#42</text:p>
      <text:p text:style-name="P1">mov A,@R1</text:p>
      <text:p text:style-name="P1">mov F0,A</text:p>
      <text:p text:style-name="P1">mov A,@R0</text:p>
      <text:p text:style-name="P1">mul AB</text:p>
      <text:p text:style-name="P1">ADD A,R3</text:p>
      <text:p text:style-name="P1">mov A,#00</text:p>
      <text:p text:style-name="P1">ADDC A,F0</text:p>
      <text:p text:style-name="P1">mov R0,#50</text:p>
      <text:p text:style-name="P1">mov @R0,A</text:p>
      <text:p text:style-name="P1">RET</text:p>
      <text:p text:style-name="P1"/>
      <text:p text:style-name="P2">Execution Steps:</text:p>
      <text:p text:style-name="P1">1)Press E-&gt;'Expand'-&gt;Press Enter</text:p>
      <text:p text:style-name="P1">2)c=A-&gt;Press Enter-&gt;'Addz'-&gt;default addr 6000</text:p>
      <text:p text:style-name="P1">3)Type Your code</text:p>
      <text:p text:style-name="P1">4)Press enter key(2 times)</text:p>
      <text:p text:style-name="P1">5)Press Q-&gt;Press enter-&gt;'Command'</text:p>
      <text:p text:style-name="P1">6)To run code-&gt;Press G</text:p>
      <text:p text:style-name="P1">7)It displays 'GOTO?'-&gt;Press enter-&gt;Display “BURST”</text:p>
      <text:p text:style-name="P1">8)Enter address-&gt;6000-&gt;Press Enter</text:p>
      <text:p text:style-name="P1">9)Display wait and done</text:p>
      <text:p text:style-name="P1">10)Press esc-&gt;Press S-&gt;Press enter</text:p>
      <text:p text:style-name="P1">11)Press any key other than enter(2 times)-&gt;To display Internal Memory</text:p>
      <text:p text:style-name="P1">12)Press Enter-&gt;It shows Internal memory(40-&gt;51;41-&gt;61;42-&gt;10)</text:p>
      <text:p text:style-name="P1">13)Follow steps 6-9 to again run the code</text:p>
      <text:p text:style-name="P1">14)Press S-&gt;Press any key(2 times)-&gt;To check contents of internal memory <text:s/></text:p>
      <text:p text:style-name="P1"/>
      <text:p text:style-name="P2">Microprocessors used:</text:p>
      <text:p text:style-name="P3">8255-&gt;Programmable Peripheral Interface</text:p>
      <text:p text:style-name="P3">8253-&gt;Timer</text:p>
      <text:p text:style-name="P3">8251-&gt;USART</text:p>
      <text:p text:style-name="P3">74245-&gt;Bus transreceiver</text:p>
      <text:p text:style-name="P3">62256-&gt;SRAM</text:p>
      <text:p text:style-name="P3">6224-&gt;Power Controller</text:p>
      <text:p text:style-name="P3">74374-&gt;8 bit flip flop</text:p>
      <text:p text:style-name="P3">74373-&gt;8 bit latch</text:p>
      <text:p text:style-name="P3">2051-&gt;Slave Mocroprocessor</text:p>
      <text:p text:style-name="P3">6264-&gt;8k SRAM</text:p>
      <text:p text:style-name="P3">7404-&gt;not gate</text:p>
      <text:p text:style-name="P3">74427-&gt;Small Power management</text:p>
      <text:p text:style-name="P4"><text:soft-page-break/>16V8PAL-&gt;Data erasing using UV light</text:p>
      <text:p text:style-name="P5">44803-&gt;Epirom</text:p>
      <text:p text:style-name="P5">8086-&gt;Master microprocessor</text:p>
      <text:p text:style-name="P5">7414-&gt;Inver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2:12:10.647986354</meta:creation-date>
    <dc:date>2019-04-16T12:37:13.509268962</dc:date>
    <meta:editing-duration>PT7M5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54" meta:word-count="151" meta:character-count="1135" meta:non-whitespace-character-count="1016"/>
  </office:meta>
</office:document-meta>
</file>